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1550a"/>
    </style:style>
    <style:style style:name="P2" style:family="paragraph" style:parent-style-name="Preformatted_20_Text">
      <style:text-properties officeooo:paragraph-rsid="0001550a"/>
    </style:style>
    <style:style style:name="P3" style:family="paragraph" style:parent-style-name="Table_20_Contents">
      <style:text-properties style:font-name="Liberation Mono" fo:font-size="10pt" officeooo:paragraph-rsid="0001550a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01550a" officeooo:paragraph-rsid="0001550a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paragraph-rsid="00194a77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94a77" officeooo:paragraph-rsid="00194a77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01dd08" officeooo:paragraph-rsid="0001dd08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94a77" officeooo:paragraph-rsid="0001550a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194a77" officeooo:paragraph-rsid="000363ff" style:font-name-asian="Courier New" style:font-size-asian="10pt" style:font-name-complex="Liberation Mono" style:font-size-complex="10pt"/>
    </style:style>
    <style:style style:name="P10" style:family="paragraph" style:parent-style-name="Table_20_Contents" style:list-style-name="L1">
      <style:text-properties style:font-name="Liberation Mono" fo:font-size="10pt" officeooo:rsid="0001550a" officeooo:paragraph-rsid="0001550a" style:font-name-asian="Courier New" style:font-size-asian="10pt" style:font-name-complex="Liberation Mono" style:font-size-complex="10pt"/>
    </style:style>
    <style:style style:name="P11" style:family="paragraph" style:parent-style-name="Table_20_Contents" style:list-style-name="L2">
      <style:text-properties style:font-name="Liberation Mono" fo:font-size="10pt" officeooo:rsid="0001550a" officeooo:paragraph-rsid="0001550a" style:font-name-asian="Courier New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01dd08" officeooo:paragraph-rsid="000363ff" style:font-name-asian="Courier New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paragraph-rsid="0001550a" style:font-name-asian="Courier New" style:font-size-asian="10pt" style:font-name-complex="Liberation Mono" style:font-size-complex="10pt"/>
    </style:style>
    <style:style style:name="T1" style:family="text">
      <style:text-properties officeooo:rsid="00017853"/>
    </style:style>
    <style:style style:name="T2" style:family="text">
      <style:text-properties officeooo:rsid="0001dd0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ID</text:p>
          </table:table-cell>
          <table:table-cell table:style-name="Table1.B1" office:value-type="string">
            <text:p text:style-name="P7">37</text:p>
          </table:table-cell>
        </table:table-row>
        <table:table-row>
          <table:table-cell table:style-name="Table1.A2" office:value-type="string">
            <text:p text:style-name="P3">Use Case Name</text:p>
          </table:table-cell>
          <table:table-cell table:style-name="Table1.B2" office:value-type="string">
            <text:p text:style-name="P4">Edit Region</text:p>
          </table:table-cell>
        </table:table-row>
        <table:table-row>
          <table:table-cell table:style-name="Table1.A2" office:value-type="string">
            <text:p text:style-name="P3">Included Cases</text:p>
          </table:table-cell>
          <table:table-cell table:style-name="Table1.B2" office:value-type="string">
            <text:p text:style-name="P4">43 Edit Strings, 45 Edit Multimedia, 47 Edit Relation, 49 Edit Interaction, <text:span text:style-name="T2">32 Edit Region NPC Template</text:span></text:p>
          </table:table-cell>
        </table:table-row>
        <table:table-row>
          <table:table-cell table:style-name="Table1.A2" office:value-type="string">
            <text:p text:style-name="P3">Priority</text:p>
          </table:table-cell>
          <table:table-cell table:style-name="Table1.B2" office:value-type="string">
            <text:p text:style-name="P3">Needed</text:p>
          </table:table-cell>
        </table:table-row>
        <table:table-row>
          <table:table-cell table:style-name="Table1.A2" office:value-type="string">
            <text:p text:style-name="P3">View</text:p>
          </table:table-cell>
          <table:table-cell table:style-name="Table1.B2" office:value-type="string">
            <text:p text:style-name="P4">Main UI</text:p>
          </table:table-cell>
        </table:table-row>
        <table:table-row>
          <table:table-cell table:style-name="Table1.A2" office:value-type="string">
            <text:p text:style-name="P3">Brief Description</text:p>
          </table:table-cell>
          <table:table-cell table:style-name="Table1.B2" office:value-type="string">
            <text:p text:style-name="P4">A region should be able to be <text:span text:style-name="T2">viewed and edited in </text:span>the fantasy world</text:p>
            <text:p text:style-name="P3"/>
          </table:table-cell>
        </table:table-row>
        <table:table-row>
          <table:table-cell table:style-name="Table1.A2" office:value-type="string">
            <text:p text:style-name="P3">Trigger</text:p>
          </table:table-cell>
          <table:table-cell table:style-name="Table1.B2" office:value-type="string">
            <text:p text:style-name="P8"><text:s text:c="3"/>1. The region is selected out of a list</text:p>
            <text:p text:style-name="P3"/>
          </table:table-cell>
        </table:table-row>
        <table:table-row>
          <table:table-cell table:style-name="Table1.A2" office:value-type="string">
            <text:p text:style-name="P3">Actors</text:p>
          </table:table-cell>
          <table:table-cell table:style-name="Table1.B2" office:value-type="string">
            <text:p text:style-name="P3"><text:s text:c="3"/>1. Dungeon Master</text:p>
            <text:p text:style-name="P3"><text:s text:c="3"/>2. Co Dungeon Master</text:p>
            <text:p text:style-name="P3"/>
          </table:table-cell>
        </table:table-row>
        <table:table-row>
          <table:table-cell table:style-name="Table1.A2" office:value-type="string">
            <text:p text:style-name="P3">Inputs</text:p>
          </table:table-cell>
          <table:table-cell table:style-name="Table1.B2" office:value-type="string">
            <text:list xml:id="list5037182182645477570" text:style-name="L1">
              <text:list-item>
                <text:p text:style-name="P10">The relevant region information, from included use cases</text:p>
                <text:p text:style-name="P10"/>
              </text:list-item>
            </text:list>
          </table:table-cell>
        </table:table-row>
        <table:table-row>
          <table:table-cell table:style-name="Table1.A2" office:value-type="string">
            <text:p text:style-name="P3">Outputs</text:p>
          </table:table-cell>
          <table:table-cell table:style-name="Table1.B2" office:value-type="string">
            <text:list xml:id="list4603557691229345853" text:style-name="L2">
              <text:list-item>
                <text:p text:style-name="P11">A region gets saved successfully to the database</text:p>
              </text:list-item>
              <text:list-item>
                <text:p text:style-name="P11">A region does not get saved successfully to the database if it does not have a name</text:p>
                <text:p text:style-name="P11"/>
              </text:list-item>
            </text:list>
          </table:table-cell>
        </table:table-row>
        <table:table-row>
          <table:table-cell table:style-name="Table1.A2" office:value-type="string">
            <text:p text:style-name="P3">Main Flow</text:p>
          </table:table-cell>
          <table:table-cell table:style-name="Table1.B2" office:value-type="string">
            <text:p text:style-name="P6"><text:span text:style-name="T2"><text:s text:c="3"/>1</text:span>. The main UI switches tab to <text:span text:style-name="T1">the selected Region</text:span>. </text:p>
            <text:p text:style-name="P9"><text:span text:style-name="T2"><text:s text:c="3"/>2</text:span>. The user uses included use-cases to change the </text:p>
            <text:p text:style-name="P9"><text:s text:c="6"/>associated information with the <text:span text:style-name="T1">region</text:span>.</text:p>
            <text:p text:style-name="P9"><text:span text:style-name="T2"><text:s text:c="3"/>3</text:span>. If enough information is present: the name of the </text:p>
            <text:p text:style-name="P9"><text:span text:style-name="T1"><text:s text:c="6"/>region</text:span>, then the <text:span text:style-name="T1">region</text:span> will auto save, otherwise it </text:p>
            <text:p text:style-name="P9"><text:s text:c="6"/>will prompt for a name based on ctrl + s || save </text:p>
            <text:p text:style-name="P9"><text:span text:style-name="T2"><text:s text:c="6"/>button</text:span></text:p>
            <text:p text:style-name="P12"><text:s text:c="3"/>4. The user closes the region's page as no further </text:p>
            <text:p text:style-name="P12"><text:s text:c="6"/>information is being changed</text:p>
            <text:p text:style-name="P5"/>
          </table:table-cell>
        </table:table-row>
        <table:table-row>
          <table:table-cell table:style-name="Table1.A2" office:value-type="string">
            <text:p text:style-name="P3">Alternate Flows</text:p>
          </table:table-cell>
          <table:table-cell table:style-name="Table1.B2" office:value-type="string">
            <text:p text:style-name="P3"/>
            <text:p text:style-name="P3"/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19:27.057000000</dc:date>
    <meta:editing-duration>PT18M12S</meta:editing-duration>
    <meta:editing-cycles>3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33" meta:word-count="177" meta:character-count="1006" meta:non-whitespace-character-count="808"/>
  </office:meta>
</office:document-meta>
</file>